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co2" style:family="table-column">
      <style:table-column-properties fo:break-before="auto" style:column-width="27.6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153.4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59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ff"/>
    </style:style>
    <style:style style:name="ce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804c19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0000"/>
    </style:style>
    <style:style style:name="ce6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cc00"/>
    </style:style>
    <style:style style:name="ce7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d320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9900"/>
    </style:style>
    <style:style style:name="ce9" style:family="table-cell" style:parent-style-name="Default">
      <style:table-cell-properties fo:background-color="transparent"/>
      <style:text-properties fo:color="#000000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00" fo:font-size="8pt" style:font-size-asian="8pt" style:font-size-complex="8pt"/>
    </style:style>
    <style:style style:name="ce11" style:family="table-cell" style:parent-style-name="Default">
      <style:text-properties fo:color="#000000"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edo</text:p>
          </table:table-cell>
          <table:table-cell table:style-name="ce1" office:value-type="string" calcext:value-type="string">
            <text:p>edon</text:p>
          </table:table-cell>
          <table:table-cell table:style-name="ce1" office:value-type="string" calcext:value-type="string">
            <text:p>disn</text:p>
          </table:table-cell>
          <table:table-cell table:style-name="ce1" office:value-type="string" calcext:value-type="string">
            <text:p>cab</text:p>
          </table:table-cell>
          <table:table-cell table:style-name="ce1" office:value-type="string" calcext:value-type="string">
            <text:p>win18</text:p>
          </table:table-cell>
          <table:table-cell table:style-name="ce9" office:value-type="string" calcext:value-type="string">
            <text:p>not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ESUS MARI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GUASCALIENTE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GUASCALIENTES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XICALI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XICALI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SENAD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IJUAN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JUAN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IJUAN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EXICALI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JUAN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 PA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S CAB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MPECH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RME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EDRAS NEGRAS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N PED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CLOV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LTILLO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ORRE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ORREO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TILLO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LIM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NZANILL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LENQU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CHIL</text:p>
          </table:table-cell>
          <table:table-cell table:style-name="ce6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COSIN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CHUCA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N CRISTOBAL DE LAS CAS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UXTLA GUTIER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p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NA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MITAN DE DOMINGU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UXTLA GUTIER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ILLAFLORE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AS MARGARITAS</text:p>
          </table:table-cell>
          <table:table-cell table:style-name="ce6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APACHU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UEHUET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LICIAS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HIHUAHU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AUHTEMO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ua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IHUAHU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IDALGO DEL PARRAL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USTAVO A. MADE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USTAVO A. MADE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ZCAPOTZA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ZTAP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AL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 MAGDALENA CONTRER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STAVO A. MADE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UAUHTEMO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f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LAHUA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GUEL HIDAL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ENUSTIANO CARRANZ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UAUHTEMO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ZTACA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LAL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NITO JUAREZ</text:p>
          </table:table-cell>
          <table:table-cell table:style-name="ce7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LVARO OBREGO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UAJIMALPA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ZTAP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ZTAP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ZTAP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OCHIMI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ZTAP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YO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OYO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RAN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OMEZ PALACI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ADALUPE VICTORI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URANG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 LUIS DE LA PAZ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N MIGUEL DE ALLENDE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UANAJUAT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N FRANCISCO DEL RINC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ALAMANC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RAPUAT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RIANGAT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gua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EO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ELAY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ALLE DE SANTIAG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CAMBAR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RAPUAT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GARABAT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GUALA DE LA INDEPENDENCI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IHUATANEJO DE AZUET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CAPULCO DE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APA DE COMONFORT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HILAPA DE ALVAREZ</text:p>
          </table:table-cell>
          <table:table-cell table:style-name="ce7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ILPANCINGO DE LOS BRAV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YUTLA DE LOS LIBRE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CAPULCO DE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UEJUTLA DE REYES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XMIQUILPAN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TOPAN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ULANCINGO DE BRAVO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ULA DE ALLENDE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CHUCA DE SOTO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PEAPULCO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QUIL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GOS DE MORENO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PATITLAN DE MORELOS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ZAPOPAN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ERTO VALLART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ZAPOPAN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NAL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UADALAJAR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UADALAJAR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ZAPOPAN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UADALAJAR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LAJOMULCO DE ZUÑIG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N PEDRO TLAQUEPAQUE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jal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UADALAJAR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A BARC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N PEDRO TLAQUEPAQU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OCOTEPEC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UTLAN DE NAVARRO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ZAPOTLAN EL GRANDE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ONALA</text:p>
          </table:table-cell>
          <table:table-cell table:style-name="ce8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ILOTEPEC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L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TLACOMU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ICOLAS ROME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OTIHU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ACALCO DE BERRIOZABAL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AUTITLAN IZCALLI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ULTI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AN FELIPE DEL PROGRESO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CATEPEC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CATEPEC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XTAPALU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CATEPEC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TIZAPAN DE ZARAGOZ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ex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TIZAPAN DE ZARAGOZ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CATEPEC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CATEPEC DE MOREL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UIXQUILUCA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LALNEPANTLA DE BA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EZAHUALCOYOTL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MECAME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UCALPAN DE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ERM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AUCALPAN DE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HIMALHU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OLU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E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ZUMPAN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EZAHUALCOYOTL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HIMALHU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EZAHUALCOYOTL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ALLE DE CHALCO SOLIDARIDAD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A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OLU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ENANCIN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TEJUPILCO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UAUTI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TEXCO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A PA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ZINACAN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TECAMA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ZARO CARDEN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RUANDI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ITACUA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IQUILPAN</text:p>
          </table:table-cell>
          <table:table-cell table:style-name="ce7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ZAMOR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DAL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ACAPU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RELI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URUA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RELI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TZCUARO</text:p>
          </table:table-cell>
          <table:table-cell table:style-name="ce7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PATZING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ERNAVA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IU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AUT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OJUT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AU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TIAGO IXCUINT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PI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MPOSTELA</text:p>
          </table:table-cell>
          <table:table-cell table:style-name="ce4" office:value-type="string" calcext:value-type="string">
            <text:p>morena</text:p>
          </table:table-cell>
          <table:table-cell table:style-name="ce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TA CATARINA</text:p>
          </table:table-cell>
          <table:table-cell table:style-name="ce3" office:value-type="string" calcext:value-type="string">
            <text:p>pan</text:p>
          </table:table-cell>
          <table:table-cell table:style-name="ce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ODA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AL. ESCOBED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N NICOLAS DE LOS GARZA</text:p>
          </table:table-cell>
          <table:table-cell table:style-name="ce3" office:value-type="string" calcext:value-type="string">
            <text:p>pan</text:p>
          </table:table-cell>
          <table:table-cell table:style-name="ce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NTERREY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NTERREY</text:p>
          </table:table-cell>
          <table:table-cell table:style-name="ce3" office:value-type="string" calcext:value-type="string">
            <text:p>pan</text:p>
          </table:table-cell>
          <table:table-cell table:style-name="ce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RCI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UADALUP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NARES</text:p>
          </table:table-cell>
          <table:table-cell table:style-name="ce5" office:value-type="string" calcext:value-type="string">
            <text:p>pri</text:p>
          </table:table-cell>
          <table:table-cell table:style-name="ce1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NTERREY</text:p>
          </table:table-cell>
          <table:table-cell table:style-name="ce3" office:value-type="string" calcext:value-type="string">
            <text:p>pan</text:p>
          </table:table-cell>
          <table:table-cell table:style-name="ce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UADALUPE</text:p>
          </table:table-cell>
          <table:table-cell table:style-name="ce3" office:value-type="string" calcext:value-type="string">
            <text:p>pan</text:p>
          </table:table-cell>
          <table:table-cell table:style-name="ce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 JUAN BAUTISTA TUX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EOTITLAN DE FLORES MAGO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EROICA CIUDAD DE HUAJUAPAN DE LEO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ACOLULA DE MATAMOR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LINA CRU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EROICA CIUDAD DE TLAXIA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IUDAD IX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AXACA DE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AN PEDRO MIX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AHUATLAN DE PORFIRIO DIA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UAUCHINAN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ZACATLAN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ZIU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JAL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N MARTIN TEXMELU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EB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PEA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ALCHICOMULA DE SESM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EB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N PEDRO CHOLU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EB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UEB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TLIX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CA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EHU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DEREYTA DE MONTES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N JUAN DEL RI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ETA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UERETAR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RREGIDOR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IDARIDAD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THON P. BLAN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ENITO JUARE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HUALA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OLEDAD DE GRACIANO SANCHEZ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IOVERDE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UDAD VALLE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N LUIS POTOSI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N LUIS POTOSI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MAZUNCHALE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ZA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HOM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LVADOR ALVARAD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UASAV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ULI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ZA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LIAC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 LUIS RIO COLORAD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GALE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ERMOSILL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UAYM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ERMOSILL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JEM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AVOJO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USPAN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RDEN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MALCA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NT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RAIS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EVO LARED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YNOS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IO BRAV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AMOR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CTORI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L MANTE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IUDAD MADER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AMPI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YNOS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IZA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LAXCA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ACATEL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NUCO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NTOYUC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UX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RACRUZ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ZA RICA DE HIDALG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PANT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RTINEZ DE LA TORR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ATEPEC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XALAP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ATZACOALCO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ERACRUZ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UATUSC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INATITL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RIZAB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RDOB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SAMALOAPAN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ZONGOLIC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AN ANDRES TUXTL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SOLEACAQU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LLADOLID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OGRESO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RIDA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RIDA</text:p>
          </table:table-cell>
          <table:table-cell table:style-name="ce3" office:value-type="string" calcext:value-type="string">
            <text:p>pan-prd-mc</text:p>
          </table:table-cell>
          <table:table-cell table:style-name="ce1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CUL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ESNILLO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EREZ</text:p>
          </table:table-cell>
          <table:table-cell table:style-name="ce5" office:value-type="string" calcext:value-type="string">
            <text:p>pri-pvem-pna</text:p>
          </table:table-cell>
          <table:table-cell table:style-name="ce1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ACATECAS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UADALUPE</text:p>
          </table:table-cell>
          <table:table-cell table:style-name="ce4" office:value-type="string" calcext:value-type="string">
            <text:p>morena-pt-pes</text:p>
          </table:table-cell>
          <table:table-cell table:style-name="ce10"/>
        </table:table-row>
        <table:table-row table:style-name="ro1" table:number-rows-repeated="10482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3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/00/0000</text:date>, <text:time style:data-style-name="N2" text:time-value="11:15:59.432965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21T11:23:41.971065577</dc:date>
    <meta:editing-duration>PT3H15M45S</meta:editing-duration>
    <meta:editing-cycles>9</meta:editing-cycles>
    <meta:document-statistic meta:table-count="1" meta:cell-count="1807" meta:object-count="0"/>
  </office:meta>
</office:document-meta>
</file>